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6.1563in"/>
    </style:style>
    <style:style style:name="Table5.B" style:family="table-column">
      <style:table-column-properties style:column-width="0.5417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2" style:family="table-row">
      <style:table-row-properties style:min-row-height="0.3521in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0.25in"/>
    </style:style>
    <style:style style:name="Table3.B" style:family="table-column">
      <style:table-column-properties style:column-width="5.9063in"/>
    </style:style>
    <style:style style:name="Table3.C" style:family="table-column">
      <style:table-column-properties style:column-width="0.5417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2" style:family="table-row">
      <style:table-row-properties style:min-row-height="0.1063in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3" style:family="table-row">
      <style:table-row-properties style:min-row-height="0.0264in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6.1563in"/>
    </style:style>
    <style:style style:name="Table2.B" style:family="table-column">
      <style:table-column-properties style:column-width="0.5417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2" style:family="table-row">
      <style:table-row-properties style:min-row-height="0.1063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6.1563in"/>
    </style:style>
    <style:style style:name="Table1.B" style:family="table-column">
      <style:table-column-properties style:column-width="0.541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106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60f7a" officeooo:paragraph-rsid="00160f7a"/>
    </style:style>
    <style:style style:name="P2" style:family="paragraph" style:parent-style-name="Standard">
      <style:text-properties officeooo:rsid="0016f514" officeooo:paragraph-rsid="0016f514"/>
    </style:style>
    <style:style style:name="P3" style:family="paragraph" style:parent-style-name="Standard">
      <style:text-properties officeooo:rsid="001a1770" officeooo:paragraph-rsid="001a1770"/>
    </style:style>
    <style:style style:name="P4" style:family="paragraph" style:parent-style-name="Standard">
      <style:text-properties officeooo:rsid="001fb089" officeooo:paragraph-rsid="001fb089"/>
    </style:style>
    <style:style style:name="P5" style:family="paragraph" style:parent-style-name="Standard">
      <style:text-properties officeooo:rsid="00217e45" officeooo:paragraph-rsid="00217e45"/>
    </style:style>
    <style:style style:name="P6" style:family="paragraph" style:parent-style-name="Standard">
      <style:text-properties officeooo:rsid="00217e45" officeooo:paragraph-rsid="00394fdc"/>
    </style:style>
    <style:style style:name="P7" style:family="paragraph" style:parent-style-name="Standard">
      <style:text-properties officeooo:rsid="002a414e" officeooo:paragraph-rsid="002a414e"/>
    </style:style>
    <style:style style:name="P8" style:family="paragraph" style:parent-style-name="Standard">
      <style:text-properties officeooo:rsid="001891bd" officeooo:paragraph-rsid="001891bd"/>
    </style:style>
    <style:style style:name="P9" style:family="paragraph" style:parent-style-name="Standard">
      <style:text-properties officeooo:rsid="001891bd" officeooo:paragraph-rsid="0073f3b1"/>
    </style:style>
    <style:style style:name="P10" style:family="paragraph" style:parent-style-name="Standard">
      <style:text-properties officeooo:rsid="001891bd" officeooo:paragraph-rsid="007a9147"/>
    </style:style>
    <style:style style:name="P11" style:family="paragraph" style:parent-style-name="Standard">
      <style:text-properties officeooo:rsid="001891bd" officeooo:paragraph-rsid="007c8558"/>
    </style:style>
    <style:style style:name="P12" style:family="paragraph" style:parent-style-name="Standard">
      <style:text-properties fo:font-size="14pt" fo:font-weight="bold" officeooo:rsid="002ad861" officeooo:paragraph-rsid="002ad861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669282" officeooo:paragraph-rsid="00669282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rsid="0038102a" officeooo:paragraph-rsid="0038102a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fo:font-weight="bold" officeooo:rsid="00160f7a" officeooo:paragraph-rsid="00160f7a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fo:font-weight="bold" officeooo:rsid="00a42b57" officeooo:paragraph-rsid="00a42b57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fo:font-weight="bold" officeooo:rsid="00663553" officeooo:paragraph-rsid="00663553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4pt" fo:font-weight="bold" officeooo:rsid="00638842" officeooo:paragraph-rsid="00638842" style:font-size-asian="14pt" style:font-weight-asian="bold" style:font-size-complex="14pt" style:font-weight-complex="bold"/>
    </style:style>
    <style:style style:name="P19" style:family="paragraph" style:parent-style-name="Standard">
      <style:text-properties fo:font-size="14pt" fo:font-weight="bold" officeooo:rsid="00533a1f" officeooo:paragraph-rsid="00533a1f" style:font-size-asian="14pt" style:font-weight-asian="bold" style:font-size-complex="14pt" style:font-weight-complex="bold"/>
    </style:style>
    <style:style style:name="P20" style:family="paragraph" style:parent-style-name="Standard">
      <style:text-properties fo:font-size="14pt" fo:font-weight="bold" officeooo:rsid="008ebfa9" officeooo:paragraph-rsid="008ebfa9" style:font-size-asian="14pt" style:font-weight-asian="bold" style:font-size-complex="14pt" style:font-weight-complex="bold"/>
    </style:style>
    <style:style style:name="P21" style:family="paragraph" style:parent-style-name="Standard">
      <style:text-properties fo:font-size="14pt" fo:font-weight="bold" officeooo:rsid="00ab2039" officeooo:paragraph-rsid="00ab2039" style:font-size-asian="12.25pt" style:font-weight-asian="bold" style:font-size-complex="14pt" style:font-weight-complex="bold"/>
    </style:style>
    <style:style style:name="P22" style:family="paragraph" style:parent-style-name="Standard">
      <style:text-properties fo:font-size="14pt" fo:font-weight="normal" officeooo:rsid="002a5324" officeooo:paragraph-rsid="0045ea8e" style:font-size-asian="14pt" style:font-weight-asian="normal" style:font-size-complex="14pt" style:font-weight-complex="normal"/>
    </style:style>
    <style:style style:name="P23" style:family="paragraph" style:parent-style-name="Standard">
      <style:text-properties fo:font-size="14pt" fo:font-weight="normal" officeooo:rsid="002c75be" officeooo:paragraph-rsid="002c75be" style:font-size-asian="14pt" style:font-weight-asian="normal" style:font-size-complex="14pt" style:font-weight-complex="normal"/>
    </style:style>
    <style:style style:name="P24" style:family="paragraph" style:parent-style-name="Standard">
      <style:text-properties fo:font-size="14pt" fo:font-weight="normal" officeooo:rsid="00663553" officeooo:paragraph-rsid="00663553" style:font-size-asian="14pt" style:font-weight-asian="normal" style:font-size-complex="14pt" style:font-weight-complex="normal"/>
    </style:style>
    <style:style style:name="P25" style:family="paragraph" style:parent-style-name="Standard">
      <style:text-properties fo:font-size="14pt" fo:font-weight="normal" officeooo:rsid="0038f5bb" officeooo:paragraph-rsid="0038f5bb" style:font-size-asian="14pt" style:font-weight-asian="normal" style:font-size-complex="14pt" style:font-weight-complex="normal"/>
    </style:style>
    <style:style style:name="P26" style:family="paragraph" style:parent-style-name="Standard">
      <style:text-properties fo:font-size="12pt" fo:font-weight="normal" officeooo:rsid="002c75be" officeooo:paragraph-rsid="002ad861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2c75be" officeooo:paragraph-rsid="002c75be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38102a" officeooo:paragraph-rsid="005604cd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38f5bb" officeooo:paragraph-rsid="0038f5bb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2a5324" officeooo:paragraph-rsid="0045ea8e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47c6e4" officeooo:paragraph-rsid="0047c6e4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663553" officeooo:paragraph-rsid="00663553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669282" officeooo:paragraph-rsid="00669282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normal" officeooo:rsid="00669282" officeooo:paragraph-rsid="006b3419" style:font-size-asian="12pt" style:font-weight-asian="normal" style:font-size-complex="12pt" style:font-weight-complex="normal"/>
    </style:style>
    <style:style style:name="P35" style:family="paragraph" style:parent-style-name="Standard">
      <style:text-properties fo:font-size="12pt" fo:font-weight="normal" officeooo:rsid="008ebfa9" officeooo:paragraph-rsid="008ebfa9" style:font-size-asian="12pt" style:font-weight-asian="normal" style:font-size-complex="12pt" style:font-weight-complex="normal"/>
    </style:style>
    <style:style style:name="P36" style:family="paragraph" style:parent-style-name="Standard">
      <style:text-properties fo:font-size="12pt" fo:font-weight="normal" officeooo:rsid="00638842" officeooo:paragraph-rsid="00638842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56c388" officeooo:paragraph-rsid="0056c388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160f7a" officeooo:paragraph-rsid="006b3419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16f514" officeooo:paragraph-rsid="006d0347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6fe0b9" officeooo:paragraph-rsid="006fe0b9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6fe0b9" officeooo:paragraph-rsid="00ac85ff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902698" officeooo:paragraph-rsid="00902698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06d0347" officeooo:paragraph-rsid="006d0347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007ddb0" officeooo:paragraph-rsid="009b4712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92d8fd" officeooo:paragraph-rsid="0094709e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a7c61a" officeooo:paragraph-rsid="00a7c61a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a7c61a" officeooo:paragraph-rsid="00a890a1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0a42b57" officeooo:paragraph-rsid="00a42b57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size="12pt" fo:font-weight="normal" officeooo:rsid="00ab2039" officeooo:paragraph-rsid="00ab2039" style:font-size-asian="10.5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0ab2039" officeooo:paragraph-rsid="00ac85ff" style:font-size-asian="10.5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0ac85ff" officeooo:paragraph-rsid="00ac85ff" style:font-size-asian="10.5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rsid="001891bd" officeooo:paragraph-rsid="00ac85ff" style:font-size-asian="10.5pt" style:font-weight-asian="normal" style:font-size-complex="12pt" style:font-weight-complex="normal"/>
    </style:style>
    <style:style style:name="P53" style:family="paragraph" style:parent-style-name="Standard">
      <style:text-properties fo:font-size="12pt" fo:font-weight="normal" officeooo:rsid="00b03660" officeooo:paragraph-rsid="00b03660" style:font-size-asian="10.5pt" style:font-weight-asian="normal" style:font-size-complex="12pt" style:font-weight-complex="normal"/>
    </style:style>
    <style:style style:name="P54" style:family="paragraph" style:parent-style-name="Standard">
      <style:text-properties fo:font-size="12pt" fo:font-weight="bold" officeooo:rsid="00160f7a" officeooo:paragraph-rsid="00160f7a" style:font-size-asian="12pt" style:font-weight-asian="bold" style:font-size-complex="12pt" style:font-weight-complex="bold"/>
    </style:style>
    <style:style style:name="P55" style:family="paragraph" style:parent-style-name="Standard">
      <style:text-properties fo:font-size="12pt" officeooo:rsid="00160f7a" officeooo:paragraph-rsid="00160f7a" style:font-size-asian="12pt" style:font-size-complex="12pt"/>
    </style:style>
    <style:style style:name="P56" style:family="paragraph" style:parent-style-name="Standard">
      <style:text-properties fo:font-size="12pt" officeooo:rsid="0016f514" officeooo:paragraph-rsid="0016f514" style:font-size-asian="12pt" style:font-size-complex="12pt"/>
    </style:style>
    <style:style style:name="P57" style:family="paragraph" style:parent-style-name="Standard">
      <style:text-properties fo:font-size="12pt" officeooo:rsid="0045ea8e" officeooo:paragraph-rsid="0045ea8e" style:font-size-asian="12pt" style:font-size-complex="12pt"/>
    </style:style>
    <style:style style:name="P58" style:family="paragraph" style:parent-style-name="Standard">
      <style:text-properties fo:font-size="12pt" fo:font-style="normal" fo:font-weight="normal" officeooo:rsid="003c4b90" officeooo:paragraph-rsid="003c4b90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text-properties fo:font-size="12pt" fo:font-style="normal" fo:font-weight="normal" officeooo:rsid="0040db32" officeooo:paragraph-rsid="0040db32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text-properties fo:font-size="12pt" fo:font-style="normal" fo:font-weight="normal" officeooo:rsid="0038f5bb" officeooo:paragraph-rsid="0038f5bb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text-properties fo:font-size="12pt" fo:font-style="normal" fo:font-weight="normal" officeooo:rsid="00394fdc" officeooo:paragraph-rsid="00394fdc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text-properties fo:font-size="12pt" fo:font-style="normal" fo:font-weight="normal" officeooo:rsid="00217e45" officeooo:paragraph-rsid="00394fdc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text-properties fo:font-size="12pt" fo:font-style="italic" fo:font-weight="normal" officeooo:rsid="0038f5bb" officeooo:paragraph-rsid="0038f5bb" style:font-size-asian="12pt" style:font-style-asian="italic" style:font-weight-asian="normal" style:font-size-complex="12pt" style:font-style-complex="italic" style:font-weight-complex="normal"/>
    </style:style>
    <style:style style:name="P64" style:family="paragraph" style:parent-style-name="Standard">
      <style:text-properties officeooo:rsid="002f3528" officeooo:paragraph-rsid="002f3528"/>
    </style:style>
    <style:style style:name="P65" style:family="paragraph" style:parent-style-name="Standard">
      <style:text-properties officeooo:rsid="0031037f" officeooo:paragraph-rsid="0031037f"/>
    </style:style>
    <style:style style:name="P66" style:family="paragraph" style:parent-style-name="Standard">
      <style:text-properties officeooo:rsid="002a5324" officeooo:paragraph-rsid="002a5324"/>
    </style:style>
    <style:style style:name="P67" style:family="paragraph" style:parent-style-name="Standard">
      <style:text-properties officeooo:rsid="002a5324" officeooo:paragraph-rsid="0045ea8e"/>
    </style:style>
    <style:style style:name="P68" style:family="paragraph" style:parent-style-name="Standard">
      <style:text-properties officeooo:rsid="0070ad2e" officeooo:paragraph-rsid="0073f3b1"/>
    </style:style>
    <style:style style:name="P69" style:family="paragraph" style:parent-style-name="Standard">
      <style:text-properties officeooo:rsid="007a9147" officeooo:paragraph-rsid="007a9147"/>
    </style:style>
    <style:style style:name="P70" style:family="paragraph" style:parent-style-name="Standard">
      <style:text-properties officeooo:rsid="007c8558" officeooo:paragraph-rsid="007c8558"/>
    </style:style>
    <style:style style:name="P71" style:family="paragraph" style:parent-style-name="Standard">
      <style:text-properties officeooo:rsid="007e1839" officeooo:paragraph-rsid="007e1839"/>
    </style:style>
    <style:style style:name="P72" style:family="paragraph" style:parent-style-name="Standard">
      <style:text-properties officeooo:rsid="007ef678" officeooo:paragraph-rsid="007ef678"/>
    </style:style>
    <style:style style:name="P73" style:family="paragraph" style:parent-style-name="Standard">
      <style:text-properties officeooo:rsid="007fbad7" officeooo:paragraph-rsid="007fbad7"/>
    </style:style>
    <style:style style:name="P74" style:family="paragraph" style:parent-style-name="Standard">
      <style:text-properties officeooo:rsid="00850833" officeooo:paragraph-rsid="00850833"/>
    </style:style>
    <style:style style:name="P75" style:family="paragraph" style:parent-style-name="Standard">
      <style:text-properties officeooo:rsid="00884fa5" officeooo:paragraph-rsid="00884fa5"/>
    </style:style>
    <style:style style:name="P76" style:family="paragraph" style:parent-style-name="Standard">
      <style:text-properties officeooo:rsid="0086786a" officeooo:paragraph-rsid="00850833"/>
    </style:style>
    <style:style style:name="P77" style:family="paragraph" style:parent-style-name="Standard">
      <style:text-properties officeooo:rsid="0007ddb0" officeooo:paragraph-rsid="009d3089"/>
    </style:style>
    <style:style style:name="P78" style:family="paragraph" style:parent-style-name="Standard">
      <style:text-properties officeooo:rsid="00095ca4" officeooo:paragraph-rsid="009d3089"/>
    </style:style>
    <style:style style:name="P79" style:family="paragraph" style:parent-style-name="Standard">
      <style:text-properties officeooo:rsid="00ac85ff" officeooo:paragraph-rsid="00ac85ff"/>
    </style:style>
    <style:style style:name="P80" style:family="paragraph" style:parent-style-name="Standard">
      <style:text-properties officeooo:rsid="00ad7793" officeooo:paragraph-rsid="00ad7793"/>
    </style:style>
    <style:style style:name="P81" style:family="paragraph" style:parent-style-name="Table_20_Contents">
      <style:paragraph-properties fo:text-align="center" style:justify-single-word="false"/>
      <style:text-properties officeooo:rsid="00747dfa" officeooo:paragraph-rsid="00747dfa"/>
    </style:style>
    <style:style style:name="P82" style:family="paragraph" style:parent-style-name="Table_20_Contents">
      <style:paragraph-properties fo:text-align="center" style:justify-single-word="false"/>
      <style:text-properties officeooo:rsid="00747dfa" officeooo:paragraph-rsid="007a9147"/>
    </style:style>
    <style:style style:name="P83" style:family="paragraph" style:parent-style-name="Table_20_Contents">
      <style:paragraph-properties fo:text-align="center" style:justify-single-word="false"/>
      <style:text-properties officeooo:rsid="00747dfa" officeooo:paragraph-rsid="007c8558"/>
    </style:style>
    <style:style style:name="P84" style:family="paragraph" style:parent-style-name="Table_20_Contents">
      <style:paragraph-properties fo:text-align="center" style:justify-single-word="false"/>
      <style:text-properties officeooo:rsid="00747dfa" officeooo:paragraph-rsid="00ac85ff"/>
    </style:style>
    <style:style style:name="P85" style:family="paragraph" style:parent-style-name="Table_20_Contents">
      <style:paragraph-properties fo:text-align="center" style:justify-single-word="false"/>
      <style:text-properties officeooo:rsid="00820bed" officeooo:paragraph-rsid="00820bed"/>
    </style:style>
    <style:style style:name="P86" style:family="paragraph" style:parent-style-name="Table_20_Contents">
      <style:paragraph-properties fo:text-align="center" style:justify-single-word="false"/>
      <style:text-properties officeooo:rsid="00850833" officeooo:paragraph-rsid="00850833"/>
    </style:style>
    <style:style style:name="P87" style:family="paragraph" style:parent-style-name="Table_20_Contents">
      <style:paragraph-properties fo:text-align="center" style:justify-single-word="false"/>
      <style:text-properties officeooo:rsid="00884fa5" officeooo:paragraph-rsid="00884fa5"/>
    </style:style>
    <style:style style:name="P88" style:family="paragraph" style:parent-style-name="Standard" style:master-page-name="">
      <loext:graphic-properties draw:fill="none"/>
      <style:paragraph-properties fo:margin-left="0.1866in" fo:margin-right="0in" fo:text-indent="0in" style:auto-text-indent="false" style:page-number="auto" fo:background-color="transparent"/>
      <style:text-properties officeooo:rsid="0007ddb0" officeooo:paragraph-rsid="009d3089"/>
    </style:style>
    <style:style style:name="P89" style:family="paragraph" style:parent-style-name="Standard" style:master-page-name="">
      <loext:graphic-properties draw:fill="none"/>
      <style:paragraph-properties fo:margin-left="0.1866in" fo:margin-right="0in" fo:text-indent="0in" style:auto-text-indent="false" style:page-number="auto" fo:background-color="transparent"/>
      <style:text-properties style:text-line-through-style="solid" style:text-line-through-type="single" officeooo:rsid="0007ddb0" officeooo:paragraph-rsid="009d3089"/>
    </style:style>
    <style:style style:name="P90" style:family="paragraph" style:parent-style-name="Standard" style:master-page-name="">
      <loext:graphic-properties draw:fill="none"/>
      <style:paragraph-properties fo:margin-left="0.1866in" fo:margin-right="0in" fo:text-indent="0in" style:auto-text-indent="false" style:page-number="auto" fo:background-color="transparent"/>
      <style:text-properties style:text-line-through-style="solid" style:text-line-through-type="single" officeooo:rsid="00095ca4" officeooo:paragraph-rsid="009d3089"/>
    </style:style>
    <style:style style:name="P91" style:family="paragraph" style:parent-style-name="Standard" style:master-page-name="">
      <loext:graphic-properties draw:fill="none"/>
      <style:paragraph-properties fo:margin-left="0.1866in" fo:margin-right="0in" fo:text-indent="0in" style:auto-text-indent="false" style:page-number="auto" fo:background-color="transparent"/>
      <style:text-properties style:text-line-through-style="solid" style:text-line-through-type="single" fo:font-size="12pt" fo:font-weight="normal" officeooo:rsid="0007ddb0" officeooo:paragraph-rsid="009d3089" style:font-size-asian="12pt" style:font-weight-asian="normal" style:font-size-complex="12pt" style:font-weight-complex="normal"/>
    </style:style>
    <style:style style:name="P92" style:family="paragraph" style:parent-style-name="Standard" style:master-page-name="">
      <loext:graphic-properties draw:fill="none"/>
      <style:paragraph-properties fo:margin-left="0.1866in" fo:margin-right="0in" fo:text-indent="0in" style:auto-text-indent="false" style:page-number="auto" fo:background-color="transparent"/>
      <style:text-properties style:text-line-through-style="none" style:text-line-through-type="none" fo:font-size="12pt" officeooo:rsid="009ea219" officeooo:paragraph-rsid="009ea219" style:font-size-asian="12pt" style:font-size-complex="12pt"/>
    </style:style>
    <style:style style:name="P93" style:family="paragraph" style:parent-style-name="Standard">
      <loext:graphic-properties draw:fill="none"/>
      <style:paragraph-properties fo:margin-left="0.1866in" fo:margin-right="0in" fo:text-indent="0in" style:auto-text-indent="false" fo:background-color="transparent"/>
      <style:text-properties officeooo:rsid="0007ddb0" officeooo:paragraph-rsid="009d3089"/>
    </style:style>
    <style:style style:name="P94" style:family="paragraph" style:parent-style-name="Standard">
      <loext:graphic-properties draw:fill="none"/>
      <style:paragraph-properties fo:margin-left="0.1866in" fo:margin-right="0in" fo:text-indent="0in" style:auto-text-indent="false" fo:background-color="transparent"/>
      <style:text-properties style:text-line-through-style="solid" style:text-line-through-type="single" officeooo:rsid="00095ca4" officeooo:paragraph-rsid="009d3089"/>
    </style:style>
    <style:style style:name="P95" style:family="paragraph" style:parent-style-name="Standard">
      <loext:graphic-properties draw:fill="none"/>
      <style:paragraph-properties fo:margin-left="0.1866in" fo:margin-right="0in" fo:text-indent="0in" style:auto-text-indent="false" fo:background-color="transparent"/>
      <style:text-properties style:text-line-through-style="solid" style:text-line-through-type="single" officeooo:rsid="0007ddb0" officeooo:paragraph-rsid="009d3089"/>
    </style:style>
    <style:style style:name="P96" style:family="paragraph" style:parent-style-name="Standard" style:list-style-name="L1">
      <style:text-properties fo:font-size="12pt" fo:font-weight="normal" officeooo:rsid="00a42b57" officeooo:paragraph-rsid="00a42b57" style:font-size-asian="12pt" style:font-weight-asian="normal" style:font-size-complex="12pt" style:font-weight-complex="normal"/>
    </style:style>
    <style:style style:name="P97" style:family="paragraph" style:parent-style-name="Standard" style:list-style-name="L3">
      <style:text-properties fo:font-size="12pt" fo:font-weight="normal" officeooo:rsid="00902698" officeooo:paragraph-rsid="00902698" style:font-size-asian="12pt" style:font-weight-asian="normal" style:font-size-complex="12pt" style:font-weight-complex="normal"/>
    </style:style>
    <style:style style:name="P98" style:family="paragraph" style:parent-style-name="Standard" style:list-style-name="L4">
      <style:text-properties fo:font-size="12pt" fo:font-weight="normal" officeooo:rsid="0057c80e" officeooo:paragraph-rsid="0057c80e" style:font-size-asian="12pt" style:font-weight-asian="normal" style:font-size-complex="12pt" style:font-weight-complex="normal"/>
    </style:style>
    <style:style style:name="P99" style:family="paragraph" style:parent-style-name="Standard" style:list-style-name="L4">
      <style:text-properties fo:font-size="12pt" fo:font-weight="normal" officeooo:rsid="005adb96" officeooo:paragraph-rsid="005adb96" style:font-size-asian="12pt" style:font-weight-asian="normal" style:font-size-complex="12pt" style:font-weight-complex="normal"/>
    </style:style>
    <style:style style:name="P100" style:family="paragraph" style:parent-style-name="Standard" style:list-style-name="L6">
      <style:text-properties fo:font-size="12pt" fo:font-weight="normal" officeooo:rsid="0094709e" officeooo:paragraph-rsid="0094709e" style:font-size-asian="12pt" style:font-weight-asian="normal" style:font-size-complex="12pt" style:font-weight-complex="normal"/>
    </style:style>
    <style:style style:name="P101" style:family="paragraph" style:parent-style-name="Standard" style:list-style-name="L6">
      <style:text-properties fo:font-size="12pt" fo:font-weight="normal" officeooo:rsid="0095b014" officeooo:paragraph-rsid="0095b014" style:font-size-asian="12pt" style:font-weight-asian="normal" style:font-size-complex="12pt" style:font-weight-complex="normal"/>
    </style:style>
    <style:style style:name="P102" style:family="paragraph" style:parent-style-name="Standard" style:list-style-name="L9">
      <style:text-properties fo:font-size="12pt" fo:font-weight="normal" officeooo:rsid="003db971" officeooo:paragraph-rsid="005604cd" style:font-size-asian="12pt" style:font-weight-asian="normal" style:font-size-complex="12pt" style:font-weight-complex="normal"/>
    </style:style>
    <style:style style:name="P103" style:family="paragraph" style:parent-style-name="Standard" style:list-style-name="L10">
      <style:text-properties fo:font-size="12pt" fo:font-weight="normal" officeooo:rsid="0038102a" officeooo:paragraph-rsid="0038b4df" style:font-size-asian="12pt" style:font-weight-asian="normal" style:font-size-complex="12pt" style:font-weight-complex="normal"/>
    </style:style>
    <style:style style:name="P104" style:family="paragraph" style:parent-style-name="Standard" style:list-style-name="L10">
      <style:text-properties fo:font-size="12pt" fo:font-weight="normal" officeooo:rsid="0038102a" officeooo:paragraph-rsid="0038102a" style:font-size-asian="12pt" style:font-weight-asian="normal" style:font-size-complex="12pt" style:font-weight-complex="normal"/>
    </style:style>
    <style:style style:name="P105" style:family="paragraph" style:parent-style-name="Standard" style:list-style-name="L10">
      <style:text-properties fo:font-size="12pt" fo:font-weight="normal" officeooo:rsid="0038b4df" officeooo:paragraph-rsid="0038b4df" style:font-size-asian="12pt" style:font-weight-asian="normal" style:font-size-complex="12pt" style:font-weight-complex="normal"/>
    </style:style>
    <style:style style:name="P106" style:family="paragraph" style:parent-style-name="Standard" style:list-style-name="L11">
      <style:text-properties fo:font-size="12pt" fo:font-weight="normal" officeooo:rsid="0038f5bb" officeooo:paragraph-rsid="0038f5bb" style:font-size-asian="12pt" style:font-weight-asian="normal" style:font-size-complex="12pt" style:font-weight-complex="normal"/>
    </style:style>
    <style:style style:name="P107" style:family="paragraph" style:parent-style-name="Standard" style:list-style-name="L13">
      <style:text-properties fo:font-size="12pt" fo:font-weight="normal" officeooo:rsid="004cc35c" officeooo:paragraph-rsid="004cc35c" style:font-size-asian="12pt" style:font-weight-asian="normal" style:font-size-complex="12pt" style:font-weight-complex="normal"/>
    </style:style>
    <style:style style:name="P108" style:family="paragraph" style:parent-style-name="Standard" style:list-style-name="L2">
      <style:text-properties fo:font-size="12pt" fo:font-weight="normal" officeooo:rsid="00ac85ff" officeooo:paragraph-rsid="00ac85ff" style:font-size-asian="10.5pt" style:font-weight-asian="normal" style:font-size-complex="12pt" style:font-weight-complex="normal"/>
    </style:style>
    <style:style style:name="P109" style:family="paragraph" style:parent-style-name="Standard" style:list-style-name="L8">
      <style:text-properties fo:font-size="12pt" fo:font-weight="normal" officeooo:rsid="00b03660" officeooo:paragraph-rsid="00b03660" style:font-size-asian="10.5pt" style:font-weight-asian="normal" style:font-size-complex="12pt" style:font-weight-complex="normal"/>
    </style:style>
    <style:style style:name="P110" style:family="paragraph" style:parent-style-name="Standard" style:list-style-name="L8">
      <style:text-properties fo:font-size="12pt" fo:font-weight="normal" officeooo:rsid="00b14395" officeooo:paragraph-rsid="00b14395" style:font-size-asian="10.5pt" style:font-weight-asian="normal" style:font-size-complex="12pt" style:font-weight-complex="normal"/>
    </style:style>
    <style:style style:name="P111" style:family="paragraph" style:parent-style-name="Standard" style:list-style-name="L5">
      <style:text-properties fo:font-size="12pt" officeooo:rsid="00160f7a" officeooo:paragraph-rsid="006b3419" style:font-size-asian="12pt" style:font-size-complex="12pt"/>
    </style:style>
    <style:style style:name="P112" style:family="paragraph" style:parent-style-name="Standard" style:list-style-name="L14">
      <style:text-properties fo:font-size="12pt" officeooo:rsid="00160f7a" officeooo:paragraph-rsid="00340ab4" style:font-size-asian="12pt" style:font-size-complex="12pt"/>
    </style:style>
    <style:style style:name="P113" style:family="paragraph" style:parent-style-name="Standard" style:list-style-name="L6">
      <style:text-properties fo:font-size="12pt" officeooo:rsid="000731af" officeooo:paragraph-rsid="009b4712" style:font-size-asian="12pt" style:font-size-complex="12pt"/>
    </style:style>
    <style:style style:name="P114" style:family="paragraph" style:parent-style-name="Standard" style:list-style-name="L14">
      <style:text-properties fo:font-size="12pt" officeooo:rsid="006cec07" officeooo:paragraph-rsid="006cec07" style:font-size-asian="12pt" style:font-size-complex="12pt"/>
    </style:style>
    <style:style style:name="P115" style:family="paragraph" style:parent-style-name="Standard" style:list-style-name="L6">
      <style:text-properties fo:font-size="12pt" officeooo:rsid="0016f514" officeooo:paragraph-rsid="0016f514" style:font-size-asian="12pt" style:font-size-complex="12pt"/>
    </style:style>
    <style:style style:name="P116" style:family="paragraph" style:parent-style-name="Standard" style:list-style-name="L12">
      <style:text-properties fo:font-size="12pt" fo:font-style="normal" fo:font-weight="normal" officeooo:rsid="0040db32" officeooo:paragraph-rsid="0040db32" style:font-size-asian="12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 style:list-style-name="L13">
      <style:text-properties fo:font-size="12pt" fo:font-style="normal" fo:font-weight="normal" officeooo:rsid="00783dad" officeooo:paragraph-rsid="00783dad" style:font-size-asian="12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 style:list-style-name="L6">
      <style:text-properties officeooo:rsid="000731af" officeooo:paragraph-rsid="009b4712"/>
    </style:style>
    <style:style style:name="P119" style:family="paragraph" style:parent-style-name="Standard" style:list-style-name="L7">
      <style:text-properties officeooo:paragraph-rsid="003fa404"/>
    </style:style>
    <style:style style:name="P120" style:family="paragraph" style:parent-style-name="Standard" style:list-style-name="L7">
      <style:text-properties fo:font-size="14pt" fo:font-weight="normal" officeooo:rsid="001891bd" officeooo:paragraph-rsid="007c8558" style:font-size-asian="14pt" style:font-weight-asian="normal" style:font-size-complex="14pt" style:font-weight-complex="normal"/>
    </style:style>
    <style:style style:name="P121" style:family="paragraph" style:parent-style-name="Standard" style:list-style-name="L15">
      <style:text-properties officeooo:rsid="005e64b3" officeooo:paragraph-rsid="005e64b3"/>
    </style:style>
    <style:style style:name="P122" style:family="paragraph" style:parent-style-name="Standard" style:list-style-name="L15">
      <style:text-properties officeooo:rsid="002f3528" officeooo:paragraph-rsid="005e64b3"/>
    </style:style>
    <style:style style:name="P123" style:family="paragraph" style:parent-style-name="Standard" style:list-style-name="L15">
      <style:text-properties officeooo:rsid="0035847c" officeooo:paragraph-rsid="0035847c"/>
    </style:style>
    <style:style style:name="P124" style:family="paragraph" style:parent-style-name="Standard" style:list-style-name="L16">
      <style:text-properties officeooo:rsid="0073f3b1" officeooo:paragraph-rsid="0073f3b1"/>
    </style:style>
    <style:style style:name="P125" style:family="paragraph" style:parent-style-name="Standard" style:list-style-name="L15">
      <style:text-properties officeooo:rsid="005f1da1" officeooo:paragraph-rsid="005f1da1"/>
    </style:style>
    <style:style style:name="P126" style:family="paragraph" style:parent-style-name="Standard">
      <style:text-properties officeooo:rsid="00b1a042" officeooo:paragraph-rsid="00b1a042"/>
    </style:style>
    <style:style style:name="P127" style:family="paragraph" style:parent-style-name="Standard" style:list-style-name="L6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font-size="12pt" fo:font-weight="bold" officeooo:rsid="0092d8fd" officeooo:paragraph-rsid="0094709e" style:font-size-asian="12pt" style:font-weight-asian="bold" style:font-size-complex="12pt" style:font-weight-complex="bold"/>
    </style:style>
    <style:style style:name="P128" style:family="paragraph" style:parent-style-name="Table_20_Contents">
      <style:paragraph-properties fo:text-align="center" style:justify-single-word="false"/>
      <style:text-properties officeooo:rsid="00747dfa" officeooo:paragraph-rsid="00ac85ff"/>
    </style:style>
    <style:style style:name="T1" style:family="text">
      <style:text-properties officeooo:rsid="0022fb1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2pt" fo:font-weight="normal" officeooo:rsid="001891bd" style:font-size-asian="12pt" style:font-weight-asian="normal" style:font-size-complex="12pt" style:font-weight-complex="normal"/>
    </style:style>
    <style:style style:name="T4" style:family="text">
      <style:text-properties officeooo:rsid="002ddce3"/>
    </style:style>
    <style:style style:name="T5" style:family="text">
      <style:text-properties officeooo:rsid="00320fd2"/>
    </style:style>
    <style:style style:name="T6" style:family="text">
      <style:text-properties officeooo:rsid="003472f4"/>
    </style:style>
    <style:style style:name="T7" style:family="text">
      <style:text-properties officeooo:rsid="00362913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4ff500" style:font-style-asian="normal" style:font-style-complex="normal"/>
    </style:style>
    <style:style style:name="T10" style:family="text">
      <style:text-properties fo:font-style="normal" officeooo:rsid="0055e11e" style:font-style-asian="normal" style:font-style-complex="normal"/>
    </style:style>
    <style:style style:name="T11" style:family="text">
      <style:text-properties officeooo:rsid="0048f7df"/>
    </style:style>
    <style:style style:name="T12" style:family="text">
      <style:text-properties officeooo:rsid="00533a1f"/>
    </style:style>
    <style:style style:name="T13" style:family="text">
      <style:text-properties officeooo:rsid="0053edd8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340ab4" style:font-weight-asian="normal" style:font-weight-complex="normal"/>
    </style:style>
    <style:style style:name="T16" style:family="text">
      <style:text-properties fo:font-weight="normal" officeooo:rsid="006dc825" style:font-weight-asian="normal" style:font-weight-complex="normal"/>
    </style:style>
    <style:style style:name="T17" style:family="text">
      <style:text-properties fo:font-weight="normal" officeooo:rsid="0007ddb0" style:font-weight-asian="normal" style:font-weight-complex="normal"/>
    </style:style>
    <style:style style:name="T18" style:family="text">
      <style:text-properties fo:font-weight="normal" officeooo:rsid="009b4712" style:font-weight-asian="normal" style:font-weight-complex="normal"/>
    </style:style>
    <style:style style:name="T19" style:family="text">
      <style:text-properties officeooo:rsid="005930a5"/>
    </style:style>
    <style:style style:name="T20" style:family="text">
      <style:text-properties officeooo:rsid="00609dd6"/>
    </style:style>
    <style:style style:name="T21" style:family="text">
      <style:text-properties officeooo:rsid="0064f140"/>
    </style:style>
    <style:style style:name="T22" style:family="text">
      <style:text-properties officeooo:rsid="006dc825"/>
    </style:style>
    <style:style style:name="T23" style:family="text">
      <style:text-properties officeooo:rsid="001891bd"/>
    </style:style>
    <style:style style:name="T24" style:family="text">
      <style:text-properties officeooo:rsid="00758c29"/>
    </style:style>
    <style:style style:name="T25" style:family="text">
      <style:text-properties officeooo:rsid="007e1839"/>
    </style:style>
    <style:style style:name="T26" style:family="text">
      <style:text-properties officeooo:rsid="007ef678"/>
    </style:style>
    <style:style style:name="T27" style:family="text">
      <style:text-properties officeooo:rsid="00857cfb"/>
    </style:style>
    <style:style style:name="T28" style:family="text">
      <style:text-properties officeooo:rsid="0091d0e3"/>
    </style:style>
    <style:style style:name="T29" style:family="text">
      <style:text-properties officeooo:rsid="0007ddb0"/>
    </style:style>
    <style:style style:name="T30" style:family="text">
      <style:text-properties officeooo:rsid="009b4712"/>
    </style:style>
    <style:style style:name="T31" style:family="text">
      <style:text-properties officeooo:rsid="00a890a1"/>
    </style:style>
    <style:style style:name="T32" style:family="text">
      <style:text-properties officeooo:rsid="00ac85ff"/>
    </style:style>
    <style:style style:name="T33" style:family="text">
      <style:text-properties officeooo:rsid="00b1439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9">Feature documentation</text:span> for the <text:span text:style-name="T2">quadric engine</text:span> project</text:p>
      <text:p text:style-name="P26"/>
      <text:p text:style-name="P27">Place for documenting new ideas and features; saving references; and planning.</text:p>
      <text:p text:style-name="P23"/>
      <text:p text:style-name="P16">Quick ideas:</text:p>
      <text:list xml:id="list852324994" text:style-name="L1">
        <text:list-item>
          <text:p text:style-name="P96">add light source to light the landspace (like a rising sun)</text:p>
        </text:list-item>
        <text:list-item>
          <text:p text:style-name="P96">clouds are small planes with wave shader applied to them floating around</text:p>
        </text:list-item>
        <text:list-item>
          <text:p text:style-name="P96">play with FOV</text:p>
        </text:list-item>
        <text:list-item>
          <text:p text:style-name="P96">explore "two lights underneath plane.mp4"</text:p>
        </text:list-item>
        <text:list-item>
          <text:p text:style-name="P96">quadrics / superquadrics</text:p>
        </text:list-item>
      </text:list>
      <text:p text:style-name="P48"/>
      <text:p text:style-name="P21">Feature: <text:span text:style-name="T32">Optimization </text:span></text:p>
      <text:p text:style-name="P49">Future</text:p>
      <text:p text:style-name="P49"/>
      <text:p text:style-name="P49">Goals:</text:p>
      <text:list xml:id="list2692003660" text:style-name="L2">
        <text:list-item>
          <text:p text:style-name="P108">Reduce loading times</text:p>
        </text:list-item>
        <text:list-item>
          <text:p text:style-name="P108">Increase fps</text:p>
        </text:list-item>
      </text:list>
      <text:p text:style-name="P51"/>
      <text:p text:style-name="P41">Steps:</text:p>
      <text:p text:style-name="P52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79">Create buffer objects and arrays only for the shapes that are going to be drawn (mesh, contour, dots...)</text:p>
          </table:table-cell>
          <table:table-cell table:style-name="Table5.B1" office:value-type="string">
            <text:p text:style-name="P84"/>
          </table:table-cell>
        </table:table-row>
        <table:table-row table:style-name="Table5.2">
          <table:table-cell table:style-name="Table5.A2" office:value-type="string">
            <text:p text:style-name="P80">Pass coords either in vertex attribute pointer of texture to save loading time and memory</text:p>
          </table:table-cell>
          <table:table-cell table:style-name="Table5.B2" office:value-type="string">
            <text:p text:style-name="P84"/>
          </table:table-cell>
        </table:table-row>
        <table:table-row table:style-name="Table5.2">
          <table:table-cell table:style-name="Table5.A2" office:value-type="string">
            <text:p text:style-name="P126">Optimaze creation of arrays in Mesh, Contour and Dots (replace for loops for memory operations?)</text:p>
          </table:table-cell>
          <table:table-cell table:style-name="Table5.B2" office:value-type="string">
            <text:p text:style-name="P84"/>
          </table:table-cell>
        </table:table-row>
      </table:table>
      <text:p text:style-name="P51"/>
      <text:p text:style-name="P50"/>
      <text:p text:style-name="P23"/>
      <text:p text:style-name="P20">Feature: Sun support</text:p>
      <text:p text:style-name="P35">Future</text:p>
      <text:p text:style-name="P35"/>
      <text:p text:style-name="P35">Goals:</text:p>
      <text:list xml:id="list4130021092" text:style-name="L3">
        <text:list-item>
          <text:p text:style-name="P97">Have sun type of lighting (global directional lighting available)</text:p>
        </text:list-item>
      </text:list>
      <text:p text:style-name="P42"/>
      <text:p text:style-name="P46">Possible use <text:span text:style-name="T31">style</text:span>:</text:p>
      <text:p text:style-name="P46"/>
      <table:table table:name="Table4" table:style-name="Table4">
        <table:table-column table:style-name="Table4.A"/>
        <table:table-row>
          <table:table-cell table:style-name="Table4.A1" office:value-type="string">
            <text:p text:style-name="P47"><text:span text:style-name="Source_20_Text">Lighting Sun;</text:span></text:p>
            <text:p text:style-name="P47"><text:span text:style-name="Source_20_Text">Sun.add_source(0);</text:span></text:p>
            <text:p text:style-name="P47"><text:span text:style-name="Source_20_Text">Sun.set_color(1.0,1.0,1.0,1.0);</text:span></text:p>
          </table:table-cell>
        </table:table-row>
      </table:table>
      <text:p text:style-name="P46"/>
      <text:p text:style-name="P46"><text:span text:style-name="Source_20_Text"/></text:p>
      <text:p text:style-name="P17">Feature: Shadow support</text:p>
      <text:p text:style-name="P32">Future</text:p>
      <text:p text:style-name="P24"/>
      <text:p text:style-name="P18">Feature: Port this <text:span text:style-name="T28">document</text:span> to GitHub</text:p>
      <text:p text:style-name="P36">Future</text:p>
      <text:p text:style-name="P23"/>
      <text:p text:style-name="P19">Feature: <text:span text:style-name="T21">Recover old animations and create stand-alone files with containers</text:span></text:p>
      <text:p text:style-name="P37"><text:soft-page-break/>Future</text:p>
      <text:p text:style-name="P37"/>
      <text:p text:style-name="P37">Goals:</text:p>
      <text:list xml:id="list3554963955" text:style-name="L4">
        <text:list-item>
          <text:p text:style-name="P98">Portability of projects across platforms and hardware without re-compiling</text:p>
        </text:list-item>
        <text:list-item>
          <text:p text:style-name="P99">Archiving of old projects in a format that does not require the source code (e.g. shaders) to be available at run-time</text:p>
        </text:list-item>
      </text:list>
      <text:p text:style-name="P37"/>
      <text:p text:style-name="P37">References:</text:p>
      <text:p text:style-name="P37"/>
      <text:p text:style-name="P67">Linux containers for creating single file for executables:</text:p>
      <text:p text:style-name="P67">https://linuxcontainers.org/</text:p>
      <text:p text:style-name="P30">Docker</text:p>
      <text:p text:style-name="P22"/>
      <text:p text:style-name="P13">Feature: Smooth lighting with on-the-fly normal calculation</text:p>
      <text:p text:style-name="P33">February 2019 – Ongoing</text:p>
      <text:p text:style-name="P33"/>
      <text:p text:style-name="P34">Goals:</text:p>
      <text:list xml:id="list2517492" text:style-name="L5">
        <text:list-item>
          <text:p text:style-name="P111"><text:span text:style-name="T22">C</text:span>ompute <text:span text:style-name="T5">vertex </text:span>normals on the fly </text:p>
        </text:list-item>
        <text:list-item>
          <text:p text:style-name="P111"><text:span text:style-name="T16">C</text:span><text:span text:style-name="T14">ompute </text:span><text:span text:style-name="T15">vertex </text:span><text:span text:style-name="T14">normals while taking neighboring vertices into account (smooth lighting)</text:span></text:p>
        </text:list-item>
      </text:list>
      <text:p text:style-name="P38"/>
      <text:p text:style-name="P43">Requirements:</text:p>
      <text:list xml:id="list3681238700" text:style-name="L6">
        <text:list-item>
          <text:p text:style-name="P118"><text:span text:style-name="T30">Knowing co</text:span>ordinates of vertices in the same <text:span text:style-name="T29">primitive</text:span></text:p>
        </text:list-item>
        <text:list-item>
          <text:p text:style-name="P113"><text:span text:style-name="T18">Knowing </text:span><text:span text:style-name="T17">coordinates of vertices from neighboring primitives</text:span></text:p>
        </text:list-item>
      </text:list>
      <text:p text:style-name="P44"/>
      <text:p text:style-name="P77">How-to smooth surfaces:</text:p>
      <text:p text:style-name="P88">1. VS receives ID of vertex to be processed</text:p>
      <text:p text:style-name="P93">2. VS receives ID of adjacent vertices</text:p>
      <text:p text:style-name="P93">3. VS calculates all normals between adjacent vertices</text:p>
      <text:p text:style-name="P93">4. VS sums normals and normalizes result to get normal of smooth lighting</text:p>
      <text:p text:style-name="P77"/>
      <text:p text:style-name="P78">How discontinuous surfaces:</text:p>
      <text:p text:style-name="P89">1. VS receives ID of vertex to be processed</text:p>
      <text:p text:style-name="P95">2. VS receives ID of adjacent vertices</text:p>
      <text:p text:style-name="P95">3. VS calculates all normals between adjacent vertices</text:p>
      <text:p text:style-name="P94">4. VS realizes that there is a discontinuity</text:p>
      <text:p text:style-name="P90">5. VS sends vertices and normals to GS</text:p>
      <text:p text:style-name="P91">6. GS creates another vertex and primitive to solve discontinuity</text:p>
      <text:p text:style-name="P92"><text:span text:style-name="T17">1. </text:span><text:span text:style-name="T14">Use separate vertices for discontinuous faces!</text:span></text:p>
      <text:p text:style-name="P45"/>
      <text:list xml:id="list212060621042882" text:continue-numbering="true" text:style-name="L6">
        <text:list-header>
          <text:p text:style-name="P127">Specific storage method for input vertices:</text:p>
        </text:list-header>
        <text:list-item>
          <text:p text:style-name="P100">Faces with continuous primitives share the same vertices</text:p>
        </text:list-item>
        <text:list-item>
          <text:p text:style-name="P100">Vertices that belong to many discontinuous primitives are to be split and saved separately!</text:p>
        </text:list-item>
        <text:list-item>
          <text:p text:style-name="P100">Cube example:</text:p>
        </text:list-item>
        <text:list-item>
          <text:p text:style-name="P101">Each edge vertex is saved three times, one for each face of the cube!</text:p>
        </text:list-item>
        <text:list-item>
          <text:p text:style-name="P101">Neighboring vertices are only those on the same face</text:p>
        </text:list-item>
      </text:list>
      <text:p text:style-name="P39"/>
      <text:p text:style-name="P40">Steps:</text:p>
      <text:p text:style-name="P11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columns-spanned="2" office:value-type="string">
            <text:p text:style-name="P70">Assert plausibility and feasibility of smooth lighting</text:p>
          </table:table-cell>
          <table:covered-table-cell/>
          <table:table-cell table:style-name="Table3.C1" office:value-type="string">
            <text:p text:style-name="P83">OK</text:p>
          </table:table-cell>
        </table:table-row>
        <table:table-row table:style-name="Table3.2">
          <table:table-cell table:style-name="Table3.A2" table:number-columns-spanned="2" office:value-type="string">
            <text:p text:style-name="P70">Create “<text:span text:style-name="T27">Mesh</text:span>”, “<text:span text:style-name="T27">Face” and “Vertex”</text:span> clas<text:span text:style-name="T25">ses</text:span></text:p>
          </table:table-cell>
          <table:covered-table-cell/>
          <table:table-cell table:style-name="Table3.C2" office:value-type="string">
            <text:p text:style-name="P83">OK</text:p>
          </table:table-cell>
        </table:table-row>
        <table:table-row table:style-name="Table3.3">
          <table:table-cell table:style-name="Table3.A2" office:value-type="string">
            <text:p text:style-name="P70"/>
          </table:table-cell>
          <table:table-cell table:style-name="Table3.A2" office:value-type="string">
            <text:p text:style-name="P74">St<text:span text:style-name="T23">ore vertex data in an array with no repeated vertices and with elements indexes (most </text:span><text:soft-page-break/><text:span text:style-name="T23">efficient storage)</text:span></text:p>
          </table:table-cell>
          <table:table-cell table:style-name="Table3.C2" office:value-type="string">
            <text:p text:style-name="P86">OK</text:p>
          </table:table-cell>
        </table:table-row>
        <table:table-row table:style-name="Table3.3">
          <table:table-cell table:style-name="Table3.A2" office:value-type="string">
            <text:p text:style-name="P70"/>
          </table:table-cell>
          <table:table-cell table:style-name="Table3.A2" office:value-type="string">
            <text:p text:style-name="P76">Mesh class reads this array and splits the geometry into faces, each containing three vertices, which are unique and not repeated!</text:p>
          </table:table-cell>
          <table:table-cell table:style-name="Table3.C2" office:value-type="string">
            <text:p text:style-name="P86">OK</text:p>
          </table:table-cell>
        </table:table-row>
        <table:table-row table:style-name="Table3.3">
          <table:table-cell table:style-name="Table3.A2" office:value-type="string">
            <text:p text:style-name="P70"/>
          </table:table-cell>
          <table:table-cell table:style-name="Table3.A2" office:value-type="string">
            <text:p text:style-name="P75">Each vertex knows its neighboring vertices</text:p>
          </table:table-cell>
          <table:table-cell table:style-name="Table3.C2" office:value-type="string">
            <text:p text:style-name="P87">OK</text:p>
          </table:table-cell>
        </table:table-row>
        <table:table-row table:style-name="Table3.2">
          <table:table-cell table:style-name="Table3.A2" table:number-columns-spanned="2" office:value-type="string">
            <text:p text:style-name="P73">C<text:span text:style-name="T3">alculate normal by taking into account the normal of the current face and the neighboring faces </text:span></text:p>
          </table:table-cell>
          <table:covered-table-cell/>
          <table:table-cell table:style-name="Table3.C2" office:value-type="string">
            <text:p text:style-name="P85">OK</text:p>
          </table:table-cell>
        </table:table-row>
        <table:table-row table:style-name="Table3.2">
          <table:table-cell table:style-name="Table3.A2" table:number-columns-spanned="2" office:value-type="string">
            <text:p text:style-name="P72">Integrate new vertex generation method into vertex shader</text:p>
          </table:table-cell>
          <table:covered-table-cell/>
          <table:table-cell table:style-name="Table3.C2" office:value-type="string">
            <text:p text:style-name="P83"/>
          </table:table-cell>
        </table:table-row>
        <table:table-row table:style-name="Table3.2">
          <table:table-cell table:style-name="Table3.A2" table:number-columns-spanned="2" office:value-type="string">
            <text:p text:style-name="P71">Port <text:span text:style-name="T26">existing</text:span> geometries to new vertex generation method</text:p>
          </table:table-cell>
          <table:covered-table-cell/>
          <table:table-cell table:style-name="Table3.C2" office:value-type="string">
            <text:p text:style-name="P83"/>
          </table:table-cell>
        </table:table-row>
      </table:table>
      <text:list xml:id="list387418971" text:style-name="L7">
        <text:list-header>
          <text:p text:style-name="P120"/>
        </text:list-header>
      </text:list>
      <text:p text:style-name="P53">Problems:</text:p>
      <text:list xml:id="list27414518" text:style-name="L8">
        <text:list-item>
          <text:p text:style-name="P109">Difference between sizes of integers for C++ compiler and GLSL. When passing buffers of type int, the values received by the GLSL were <text:span text:style-name="T33">nonsense. </text:span></text:p>
        </text:list-item>
        <text:list-item>
          <text:p text:style-name="P110">Maybe different GPUs have different integer sizes! Have to be careful when using in other computers! </text:p>
        </text:list-item>
      </text:list>
      <text:p text:style-name="P14"/>
      <text:p text:style-name="P14">Feature: Porting <text:span text:style-name="T12">engine</text:span> to WebGL</text:p>
      <text:p text:style-name="P31">Februar<text:span text:style-name="T11">y</text:span> 2019 – <text:span text:style-name="T20">Ongoing </text:span></text:p>
      <text:p text:style-name="P31"/>
      <text:p text:style-name="P28">Goals:</text:p>
      <text:list xml:id="list1587183843" text:style-name="L9">
        <text:list-item>
          <text:p text:style-name="P102">Directly translating scenes from OpenGL environment to WebGL without changes to the source code</text:p>
        </text:list-item>
      </text:list>
      <text:list xml:id="list572513457" text:style-name="L10">
        <text:list-item>
          <text:p text:style-name="P103">Natively running OpenGL code in a browser <text:span text:style-name="T13">via WebGL support</text:span></text:p>
        </text:list-item>
        <text:list-item>
          <text:p text:style-name="P105">Broader reach for t<text:span text:style-name="T10">he engine</text:span></text:p>
        </text:list-item>
        <text:list-item>
          <text:p text:style-name="P104">Minor changes to the code </text:p>
        </text:list-item>
      </text:list>
      <text:p text:style-name="P54"/>
      <text:p text:style-name="P29">Requirements:</text:p>
      <text:list xml:id="list4213676603" text:style-name="L11">
        <text:list-item>
          <text:p text:style-name="P106">Translate C++ code to Javascript</text:p>
        </text:list-item>
        <text:list-item>
          <text:p text:style-name="P106">Support for used libraries</text:p>
        </text:list-item>
      </text:list>
      <text:p text:style-name="P63"/>
      <text:p text:style-name="P58">Steps:</text:p>
      <text:p text:style-name="P10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9">Include Emscripten support</text:p>
          </table:table-cell>
          <table:table-cell table:style-name="Table2.B1" office:value-type="string">
            <text:p text:style-name="P82">OK</text:p>
          </table:table-cell>
        </table:table-row>
        <table:table-row table:style-name="Table2.2">
          <table:table-cell table:style-name="Table2.A2" office:value-type="string">
            <text:p text:style-name="P69">Test potability</text:p>
          </table:table-cell>
          <table:table-cell table:style-name="Table2.B2" office:value-type="string">
            <text:p text:style-name="P82">OK</text:p>
          </table:table-cell>
        </table:table-row>
        <table:table-row table:style-name="Table2.2">
          <table:table-cell table:style-name="Table2.A2" office:value-type="string">
            <text:p text:style-name="P69">Re-enable feature</text:p>
          </table:table-cell>
          <table:table-cell table:style-name="Table2.B2" office:value-type="string">
            <text:p text:style-name="P82"/>
          </table:table-cell>
        </table:table-row>
      </table:table>
      <text:list xml:id="list212061546317590" text:continue-list="list387418971" text:style-name="L7">
        <text:list-header>
          <text:p text:style-name="P119"/>
        </text:list-header>
      </text:list>
      <text:p text:style-name="P59">Problems:</text:p>
      <text:list xml:id="list524841911" text:style-name="L12">
        <text:list-item>
          <text:p text:style-name="P116">There is a large difference between the available functions in OpenGL 4.5 and WebGL 2.0 (which is analogous to OpenGL ES 3.0)</text:p>
        </text:list-item>
        <text:list-item>
          <text:p text:style-name="P116">Some changes to the code were necessary to include Emscripten support</text:p>
        </text:list-item>
        <text:list-item>
          <text:p text:style-name="P116">More changes were needed to substitute functions not available for WebGL</text:p>
        </text:list-item>
      </text:list>
      <text:p text:style-name="P59"/>
      <text:p text:style-name="P59">Status:</text:p>
      <text:list xml:id="list820719058" text:style-name="L13">
        <text:list-item>
          <text:p text:style-name="P117">Completed</text:p>
        </text:list-item>
        <text:list-item>
          <text:p text:style-name="P117">Support was later disabled to facilitate development of new features</text:p>
        </text:list-item>
        <text:list-item>
          <text:p text:style-name="P107"><text:span text:style-name="T8">In current state, some functionalities of the engine are </text:span><text:span text:style-name="T9">not available</text:span><text:span text:style-name="T8"> when in WebGL mode</text:span></text:p>
        </text:list-item>
      </text:list>
      <text:p text:style-name="P60"/>
      <text:p text:style-name="P61">References:</text:p>
      <text:p text:style-name="P61"/>
      <text:p text:style-name="P6"><text:soft-page-break/><text:span text:style-name="T1">Emscripten</text:span>:</text:p>
      <text:p text:style-name="P6"><text:a xlink:type="simple" xlink:href="https://emscripten.org/docs/getting_started/downloads.html" text:style-name="Internet_20_link" text:visited-style-name="Visited_20_Internet_20_Link">https://emscripten.org/docs/getting_started/downloads.html</text:a></text:p>
      <text:p text:style-name="P6"><text:a xlink:type="simple" xlink:href="https://stackoverflow.com/questions/27668931/using-libraries-with-emscripten" text:style-name="Internet_20_link" text:visited-style-name="Visited_20_Internet_20_Link">https://stackoverflow.com/questions/27668931/using-libraries-with-emscripten</text:a></text:p>
      <text:p text:style-name="P6"><text:a xlink:type="simple" xlink:href="https://emscripten.org/docs/porting/multimedia_and_graphics/OpenGL-support.html" text:style-name="Internet_20_link" text:visited-style-name="Visited_20_Internet_20_Link">https://emscripten.org/docs/porting/multimedia_and_graphics/OpenGL-support.html</text:a></text:p>
      <text:p text:style-name="P6"><text:a xlink:type="simple" xlink:href="https://emscripten.org/docs/api_reference/emscripten.h.html?highlight=emscripten_set_main_loop#c.emscripten_set_main_loop" text:style-name="Internet_20_link" text:visited-style-name="Visited_20_Internet_20_Link">https://emscripten.org/docs/api_reference/emscripten.h.html?highlight=emscripten_set_main_loop#c.emscripten_set_main_loop</text:a></text:p>
      <text:p text:style-name="P6"><text:a xlink:type="simple" xlink:href="https://www.learnopengles.com/calling-opengl-from-c-on-the-web-by-using-emscripten-sharing-common-code-with-android-and-ios/" text:style-name="Internet_20_link" text:visited-style-name="Visited_20_Internet_20_Link">https://www.learnopengles.com/calling-opengl-from-c-on-the-web-by-using-emscripten-sharing-common-code-with-android-and-ios/</text:a></text:p>
      <text:p text:style-name="P6"><text:a xlink:type="simple" xlink:href="https://github.com/glfw/glfw/issues/1000" text:style-name="Internet_20_link" text:visited-style-name="Visited_20_Internet_20_Link">https://github.com/glfw/glfw/issues/1000</text:a></text:p>
      <text:p text:style-name="P62"/>
      <text:p text:style-name="P25"/>
      <text:p text:style-name="P15"><text:span text:style-name="T4">Feature: </text:span>Substituting Vertex Buffer for Texture Data</text:p>
      <text:p text:style-name="P57">February 2019 - <text:span text:style-name="T24">Completed</text:span></text:p>
      <text:p text:style-name="P57"/>
      <text:p text:style-name="P55">Goals:</text:p>
      <text:list xml:id="list3002336865" text:style-name="L14">
        <text:list-item>
          <text:p text:style-name="P112"><text:span text:style-name="T6">to </text:span>account for the lack of geometry shaders in WebGL and OpenGL ES</text:p>
        </text:list-item>
        <text:list-item>
          <text:p text:style-name="P114">Required because of on-the-fly normals calculation for smooth lighting for changing meshes</text:p>
        </text:list-item>
      </text:list>
      <text:p text:style-name="P55"/>
      <text:p text:style-name="P56">Requirements:</text:p>
      <text:list xml:id="list212060082335842" text:continue-list="list212060621042882" text:style-name="L6">
        <text:list-item>
          <text:p text:style-name="P115">being able to access the coordinates of any vertex in any order from the vertex shader</text:p>
        </text:list-item>
      </text:list>
      <text:p text:style-name="P2"/>
      <text:p text:style-name="P8">Steps:</text:p>
      <text:p text:style-name="P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8">Implement saving vertex data to textures</text:p>
          </table:table-cell>
          <table:table-cell table:style-name="Table1.B1" office:value-type="string">
            <text:p text:style-name="P81">OK</text:p>
          </table:table-cell>
        </table:table-row>
        <table:table-row table:style-name="Table1.2">
          <table:table-cell table:style-name="Table1.A2" office:value-type="string">
            <text:p text:style-name="P9">Test storing vertex data in texture array</text:p>
          </table:table-cell>
          <table:table-cell table:style-name="Table1.B2" office:value-type="string">
            <text:p text:style-name="P81">OK</text:p>
          </table:table-cell>
        </table:table-row>
      </table:table>
      <text:p text:style-name="P8"/>
      <text:p text:style-name="P8"/>
      <text:p text:style-name="P64">Problems:</text:p>
      <text:list xml:id="list2272536181" text:style-name="L15">
        <text:list-item>
          <text:p text:style-name="P121">WebGL has no support for Texture Buffer Objects and vertex data can only be saved in standard textures, which is more cumbersome and dangerous</text:p>
        </text:list-item>
        <text:list-item>
          <text:p text:style-name="P122">WebGL has a very limited texture size and it was hard to fit all vertex data into the small textures</text:p>
        </text:list-item>
        <text:list-item>
          <text:p text:style-name="P123">Geometry shaders ended up not having the capabilities required to produce smooth lighting on the fly (not able to access all neighboring vertices, at least not easily and intuitively)</text:p>
        </text:list-item>
      </text:list>
      <text:p text:style-name="P64"/>
      <text:p text:style-name="P65">Status:</text:p>
      <text:list xml:id="list1214635780" text:style-name="L16">
        <text:list-item>
          <text:p text:style-name="P124">Feature is plausible</text:p>
        </text:list-item>
      </text:list>
      <text:list xml:id="list212060623457925" text:continue-list="list2272536181" text:style-name="L15">
        <text:list-item>
          <text:p text:style-name="P125">Feature partially implemented using Texture Buffer Objects, which is not compatible with WebGL</text:p>
        </text:list-item>
        <text:list-item>
          <text:p text:style-name="P125">Further work is needed to enable on-the-fly smooth lighting in WebGL</text:p>
        </text:list-item>
      </text:list>
      <text:p text:style-name="P8"/>
      <text:p text:style-name="P64">References:</text:p>
      <text:p text:style-name="P1"/>
      <text:p text:style-name="P3">Using texture buffers to store vertex data:</text:p>
      <text:p text:style-name="P3"><text:a xlink:type="simple" xlink:href="https://acko.net/blog/yak-shading/" text:style-name="Internet_20_link" text:visited-style-name="Visited_20_Internet_20_Link">https://acko.net/blog/yak-shading/</text:a></text:p>
      <text:p text:style-name="P3"><text:a xlink:type="simple" xlink:href="https://www.khronos.org/opengl/wiki/Buffer_Texture" text:style-name="Internet_20_link" text:visited-style-name="Visited_20_Internet_20_Link">https://www.khronos.org/opengl/wiki/Buffer_Texture</text:a></text:p>
      <text:p text:style-name="P3"><text:a xlink:type="simple" xlink:href="https://www.khronos.org/opengl/wiki/Sampler_(GLSL)#Direct_texel_fetches" text:style-name="Internet_20_link" text:visited-style-name="Visited_20_Internet_20_Link">https://www.khronos.org/opengl/wiki/Sampler_(GLSL)#Direct_texel_fetches</text:a></text:p>
      <text:p text:style-name="P3"><text:a xlink:type="simple" xlink:href="https://stackoverflow.com/questions/21424968/what-is-the-purpose-of-opengl-texture-buffer-objects" text:style-name="Internet_20_link" text:visited-style-name="Visited_20_Internet_20_Link">https://stackoverflow.com/questions/21424968/what-is-the-purpose-of-opengl-texture-buffer-objects</text:a></text:p>
      <text:p text:style-name="P3"><text:a xlink:type="simple" xlink:href="https://www.khronos.org/registry/OpenGL-Refpages/gl4/html/glTexBuffer.xhtml" text:style-name="Internet_20_link" text:visited-style-name="Visited_20_Internet_20_Link">https://www.khronos.org/registry/OpenGL-Refpages/gl4/html/glTexBuffer.xhtml</text:a></text:p>
      <text:p text:style-name="P3"><text:a xlink:type="simple" xlink:href="https://forums.khronos.org/showthread.php/81276" text:style-name="Internet_20_link" text:visited-style-name="Visited_20_Internet_20_Link">https://forums.khronos.org/showthread.php/81276</text:a></text:p>
      <text:p text:style-name="P3"><text:soft-page-break/></text:p>
      <text:p text:style-name="P3">Substitute for geometry shaders in WebGL:</text:p>
      <text:p text:style-name="P3"><text:a xlink:type="simple" xlink:href="https://www.khronos.org/opengl/wiki/Built-in_Variable_(GLSL)" text:style-name="Internet_20_link" text:visited-style-name="Visited_20_Internet_20_Link"><text:span text:style-name="T7">https://www.khronos.org/opengl/wiki/Built-in_Variable_(GLSL)</text:span></text:a></text:p>
      <text:p text:style-name="P3"/>
      <text:p text:style-name="P4">Table of available API calls for each version:</text:p>
      <text:p text:style-name="P4"><text:a xlink:type="simple" xlink:href="http://web.eecs.umich.edu/~sugih/courses/eecs487/common/notes/APITables.xml" text:style-name="Internet_20_link" text:visited-style-name="Visited_20_Internet_20_Link">http://web.eecs.umich.edu/~sugih/courses/eecs487/common/notes/APITables.xml</text:a></text:p>
      <text:p text:style-name="P5"/>
      <text:p text:style-name="P7">WebGL extensions:</text:p>
      <text:p text:style-name="P7"><text:a xlink:type="simple" xlink:href="https://www.khronos.org/registry/webgl/extensions/" text:style-name="Internet_20_link" text:visited-style-name="Visited_20_Internet_20_Link">https://www.khronos.org/registry/webgl/extensions/</text:a></text:p>
      <text:p text:style-name="P7"/>
      <text:p text:style-name="P6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0T00:34:22.977741006</meta:creation-date>
    <dc:date>2019-04-09T21:20:57.845078353</dc:date>
    <meta:editing-duration>PT21H36M46S</meta:editing-duration>
    <meta:editing-cycles>121</meta:editing-cycles>
    <meta:generator>LibreOffice/6.0.7.3$Linux_X86_64 LibreOffice_project/00m0$Build-3</meta:generator>
    <meta:document-statistic meta:table-count="5" meta:image-count="0" meta:object-count="0" meta:page-count="5" meta:paragraph-count="151" meta:word-count="924" meta:character-count="6640" meta:non-whitespace-character-count="5901"/>
  </office:meta>
</office:document-meta>
</file>